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ext-properties fo:font-weight="normal" style:font-weight-asian="normal" style:font-weight-complex="normal"/>
    </style:style>
    <style:style style:name="ce5" style:family="table-cell" style:parent-style-name="Default" style:data-style-name="N4">
      <style:table-cell-properties fo:background-color="#ff0000"/>
    </style:style>
    <style:style style:name="ce6" style:family="table-cell" style:parent-style-name="Default" style:data-style-name="N4">
      <style:table-cell-properties fo:background-color="#00ff00"/>
    </style:style>
    <style:style style:name="ce7" style:family="table-cell" style:parent-style-name="Default" style:data-style-name="N4">
      <style:table-cell-properties fo:background-color="#ff3333"/>
    </style:style>
    <style:style style:name="ce8" style:family="table-cell" style:parent-style-name="Default" style:data-style-name="N4">
      <style:table-cell-properties fo:background-color="#ffff00"/>
    </style:style>
    <style:style style:name="ce9" style:family="table-cell" style:parent-style-name="Default" style:data-style-name="N4">
      <style:table-cell-properties fo:background-color="#ff99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ff00"/>
      <style:text-properties style:use-window-font-color="true"/>
    </style:style>
    <style:style style:name="ce13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number-columns-repeated="2" table:default-cell-style-name="ce2"/>
        <table:table-column table:style-name="co19" table:default-cell-style-name="Default"/>
        <table:table-column table:style-name="co2" table:default-cell-style-name="ce12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0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0" office:value-type="string" calcext:value-type="string">
            <text:p>stav</text:p>
          </table:table-cell>
          <table:table-cell table:style-name="ce10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number-columns-repeated="24"/>
          <table:table-cell table:style-name="ce5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table:style-name="ce11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  <table:table-cell office:value-type="float" office:value="36" calcext:value-type="float">
            <text:p>36,00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6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42381" calcext:value-type="float">
            <text:p>42 381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1650900" calcext:value-type="float">
            <text:p>11 650 900,00</text:p>
          </table:table-cell>
          <table:table-cell office:value-type="float" office:value="12877300" calcext:value-type="float">
            <text:p>12 877 300,00</text:p>
          </table:table-cell>
          <table:table-cell office:value-type="float" office:value="5451600" calcext:value-type="float">
            <text:p>5 451 600,00</text:p>
          </table:table-cell>
          <table:table-cell office:value-type="float" office:value="12528000" calcext:value-type="float">
            <text:p>12 528 000,00</text:p>
          </table:table-cell>
          <table:table-cell office:value-type="float" office:value="13475000" calcext:value-type="float">
            <text:p>13 475 000,00</text:p>
          </table:table-cell>
          <table:table-cell office:value-type="float" office:value="12832500" calcext:value-type="float">
            <text:p>12 832 5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06580" calcext:value-type="float">
            <text:p>8 506 580,00</text:p>
          </table:table-cell>
          <table:table-cell office:value-type="float" office:value="8723900" calcext:value-type="float">
            <text:p>8 723 900,00</text:p>
          </table:table-cell>
          <table:table-cell office:value-type="float" office:value="4153990" calcext:value-type="float">
            <text:p>4 153 990,00</text:p>
          </table:table-cell>
          <table:table-cell office:value-type="string" calcext:value-type="string">
            <text:p>N/A</text:p>
          </table:table-cell>
          <table:table-cell office:value-type="float" office:value="159.5" calcext:value-type="float">
            <text:p>159,50</text:p>
          </table:table-cell>
          <table:table-cell table:style-name="ce6" office:value-type="string" calcext:value-type="string">
            <text:p>velmi dobře</text:p>
          </table:table-cell>
          <table:table-cell office:value-type="string" calcext:value-type="string">
            <text:p>všechna čtyři dohromad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3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6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23"/>
          <table:table-cell table:style-name="ce7" office:value-type="string" calcext:value-type="string">
            <text:p>tristní</text:p>
          </table:table-cell>
          <table:table-cell office:value-type="string" calcext:value-type="string">
            <text:p>žádají prodloužení lhůty</text:p>
          </table:table-cell>
          <table:table-cell table:style-name="ce11" office:value-type="string" calcext:value-type="string">
            <text:p>ne</text:p>
          </table:table-cell>
          <table:table-cell office:value-type="string" calcext:value-type="string">
            <text:p>poskytnou do 2.11.</text:p>
          </table:table-cell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7181750" calcext:value-type="float">
            <text:p>7 181 750,00</text:p>
          </table:table-cell>
          <table:table-cell office:value-type="float" office:value="9053720" calcext:value-type="float">
            <text:p>9 053 720,00</text:p>
          </table:table-cell>
          <table:table-cell office:value-type="float" office:value="4948590" calcext:value-type="float">
            <text:p>4 948 590,00</text:p>
          </table:table-cell>
          <table:table-cell office:value-type="float" office:value="184490" calcext:value-type="float">
            <text:p>184 490,00</text:p>
          </table:table-cell>
          <table:table-cell office:value-type="float" office:value="13292260" calcext:value-type="float">
            <text:p>13 292 260,00</text:p>
          </table:table-cell>
          <table:table-cell office:value-type="float" office:value="0" calcext:value-type="float">
            <text:p>0,00</text:p>
          </table:table-cell>
          <table:table-cell table:number-columns-repeated="8" office:value-type="string" calcext:value-type="string">
            <text:p>N/A</text:p>
          </table:table-cell>
          <table:table-cell table:style-name="ce8" office:value-type="string" calcext:value-type="string">
            <text:p>přijatelně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8"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3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table:style-name="ce8"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3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4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table:style-name="ce8"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9" office:value-type="string" calcext:value-type="string">
            <text:p>špatně</text:p>
          </table:table-cell>
          <table:table-cell/>
          <table:table-cell table:style-name="ce13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3" office:value-type="float" office:value="15201" calcext:value-type="float">
            <text:p>15 201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3" office:value-type="float" office:value="10705" calcext:value-type="float">
            <text:p>10 705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  <table:table-cell table:number-columns-repeated="6"/>
          <table:table-cell table:style-name="ce3" office:value-type="float" office:value="1555219" calcext:value-type="float">
            <text:p>1 555 219,00</text:p>
          </table:table-cell>
          <table:table-cell table:style-name="ce3" office:value-type="float" office:value="1681356" calcext:value-type="float">
            <text:p>1 681 356,00</text:p>
          </table:table-cell>
          <table:table-cell table:style-name="ce3" office:value-type="float" office:value="1435762" calcext:value-type="float">
            <text:p>1 435 762,00</text:p>
          </table:table-cell>
          <table:table-cell table:style-name="ce3" office:value-type="float" office:value="510000" calcext:value-type="float">
            <text:p>510 000,00</text:p>
          </table:table-cell>
          <table:table-cell table:style-name="ce3" office:value-type="float" office:value="553000" calcext:value-type="float">
            <text:p>553 000,00</text:p>
          </table:table-cell>
          <table:table-cell table:style-name="ce3" office:value-type="float" office:value="514000" calcext:value-type="float">
            <text:p>514 000,00</text:p>
          </table:table-cell>
          <table:table-cell table:number-columns-repeated="6"/>
          <table:table-cell office:value-type="float" office:value="0" calcext:value-type="float">
            <text:p>0,00</text:p>
          </table:table-cell>
          <table:table-cell table:number-columns-repeated="3"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Ano</text:p>
          </table:table-cell>
          <table:table-cell table:style-name="ce3" table:number-columns-repeated="2"/>
          <table:table-cell table:number-columns-repeated="4"/>
          <table:table-cell table:style-name="ce3" office:value-type="float" office:value="1827013.26" calcext:value-type="float">
            <text:p>1 827 013,26</text:p>
          </table:table-cell>
          <table:table-cell table:style-name="ce3" office:value-type="float" office:value="2001481.67" calcext:value-type="float">
            <text:p>2 001 481,67</text:p>
          </table:table-cell>
          <table:table-cell table:style-name="ce3" office:value-type="float" office:value="1275299.9" calcext:value-type="float">
            <text:p>1 275 299,90</text:p>
          </table:table-cell>
          <table:table-cell table:style-name="ce3" office:value-type="float" office:value="1085000" calcext:value-type="float">
            <text:p>1 085 000,00</text:p>
          </table:table-cell>
          <table:table-cell table:style-name="ce3" office:value-type="float" office:value="1728700" calcext:value-type="float">
            <text:p>1 728 700,00</text:p>
          </table:table-cell>
          <table:table-cell table:style-name="ce3" office:value-type="float" office:value="1231600" calcext:value-type="float">
            <text:p>1 231 600,00</text:p>
          </table:table-cell>
          <table:table-cell table:style-name="ce3" table:number-columns-repeated="6"/>
          <table:table-cell office:value-type="float" office:value="23.5" calcext:value-type="float">
            <text:p>23,50</text:p>
          </table:table-cell>
          <table:table-cell table:number-columns-repeated="3"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21"/>
          <table:table-cell office:value-type="string" calcext:value-type="string">
            <text:p>useruser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.00.0000</text:date>, <text:time style:data-style-name="N2" text:time-value="13:36:47.121916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2T14:04:57.205139162</dc:date>
    <meta:editing-duration>PT5H52M26S</meta:editing-duration>
    <meta:editing-cycles>49</meta:editing-cycles>
    <meta:generator>LibreOffice/4.4.2.2$Linux_X86_64 LibreOffice_project/40m0$Build-2</meta:generator>
    <meta:document-statistic meta:table-count="1" meta:cell-count="351" meta:object-count="0"/>
  </office:meta>
</office:document-meta>
</file>